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9FA50D129E6446EA.png" manifest:media-type="image/png"/>
  <manifest:file-entry manifest:full-path="Pictures/1000000000000280000001E0BF896D5496279CA3.png" manifest:media-type="image/png"/>
  <manifest:file-entry manifest:full-path="Pictures/1000000000000280000001E04E7CC1489D7218BE.png" manifest:media-type="image/png"/>
  <manifest:file-entry manifest:full-path="Pictures/1000000000000280000001E06A5E0CFDFDAB603C.png" manifest:media-type="image/png"/>
  <manifest:file-entry manifest:full-path="Pictures/1000000000000280000001E08D8183A7EBC32BE7.png" manifest:media-type="image/png"/>
  <manifest:file-entry manifest:full-path="Pictures/1000000000000280000001E002A7B92893EC4935.png" manifest:media-type="image/png"/>
  <manifest:file-entry manifest:full-path="Pictures/1000000000000280000001E0B9B8A02E3582335E.png" manifest:media-type="image/png"/>
  <manifest:file-entry manifest:full-path="Pictures/1000000000000280000001E0EA8AE3026629EC1A.png" manifest:media-type="image/png"/>
  <manifest:file-entry manifest:full-path="Pictures/1000000000000280000001E07D0D76D1361E55AC.png" manifest:media-type="image/png"/>
  <manifest:file-entry manifest:full-path="Pictures/1000000000000280000001E07E51979A6AF2649F.png" manifest:media-type="image/png"/>
  <manifest:file-entry manifest:full-path="Pictures/1000000000000280000001E0D992D108ACEE2D66.png" manifest:media-type="image/png"/>
  <manifest:file-entry manifest:full-path="Pictures/1000000000000280000001E0209038E5376DCF2C.png" manifest:media-type="image/png"/>
  <manifest:file-entry manifest:full-path="Pictures/1000000000000280000001E01FD32FE9F94757FD.png" manifest:media-type="image/png"/>
  <manifest:file-entry manifest:full-path="Pictures/1000000000000280000001E0F4792A8458CA0632.png" manifest:media-type="image/png"/>
  <manifest:file-entry manifest:full-path="Pictures/1000000000000280000001E0D7A74B0C0C349CA4.png" manifest:media-type="image/png"/>
  <manifest:file-entry manifest:full-path="Pictures/1000000000000280000001E07D379BC6FBED4F6E.png" manifest:media-type="image/png"/>
  <manifest:file-entry manifest:full-path="Pictures/1000000000000280000001E06E114D78A25446CA.png" manifest:media-type="image/png"/>
  <manifest:file-entry manifest:full-path="Pictures/1000000000000280000001E0F4C8B4F4117F90E8.png" manifest:media-type="image/png"/>
  <manifest:file-entry manifest:full-path="Pictures/1000000000000280000001E03B8FCB8D339E7A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x="0.81cm" svg:y="19.667cm" svg:width="7.574cm" svg:height="5.681cm" draw:z-index="0"><draw:image xlink:href="Pictures/1000000000000280000001E002A7B92893EC4935.png" xlink:type="simple" xlink:show="embed" xlink:actuate="onLoad" loext:mime-type="image/png"/></draw:frame><draw:frame draw:style-name="fr1" draw:name="Bild2" text:anchor-type="paragraph" svg:x="-0.051cm" svg:y="0cm" svg:width="7.426cm" svg:height="5.57cm" draw:z-index="1"><draw:image xlink:href="Pictures/1000000000000280000001E08D8183A7EBC32BE7.png" xlink:type="simple" xlink:show="embed" xlink:actuate="onLoad" loext:mime-type="image/png"/></draw:frame><draw:frame draw:style-name="fr1" draw:name="Bild3" text:anchor-type="paragraph" svg:x="8.132cm" svg:y="0cm" svg:width="7.426cm" svg:height="5.57cm" draw:z-index="2"><draw:image xlink:href="Pictures/1000000000000280000001E0B9B8A02E3582335E.png" xlink:type="simple" xlink:show="embed" xlink:actuate="onLoad" loext:mime-type="image/png"/></draw:frame><draw:frame draw:style-name="fr1" draw:name="Bild4" text:anchor-type="paragraph" svg:x="0.093cm" svg:y="5.569cm" svg:width="7.687cm" svg:height="5.766cm" draw:z-index="3"><draw:image xlink:href="Pictures/1000000000000280000001E06A5E0CFDFDAB603C.png" xlink:type="simple" xlink:show="embed" xlink:actuate="onLoad" loext:mime-type="image/png"/></draw:frame><draw:frame draw:style-name="fr1" draw:name="Bild5" text:anchor-type="paragraph" svg:x="7.779cm" svg:y="5.569cm" svg:width="7.574cm" svg:height="5.681cm" draw:z-index="4"><draw:image xlink:href="Pictures/1000000000000280000001E04E7CC1489D7218BE.png" xlink:type="simple" xlink:show="embed" xlink:actuate="onLoad" loext:mime-type="image/png"/></draw:frame><draw:frame draw:style-name="fr1" draw:name="Bild6" text:anchor-type="paragraph" svg:x="-0.123cm" svg:y="11.248cm" svg:width="8.315cm" svg:height="6.237cm" draw:z-index="5"><draw:image xlink:href="Pictures/1000000000000280000001E06E114D78A25446CA.png" xlink:type="simple" xlink:show="embed" xlink:actuate="onLoad" loext:mime-type="image/png"/></draw:frame><draw:frame draw:style-name="fr1" draw:name="Bild8" text:anchor-type="paragraph" svg:x="7.505cm" svg:y="19.512cm" svg:width="9.066cm" svg:height="6.8cm" draw:z-index="7"><draw:image xlink:href="Pictures/1000000000000280000001E0EA8AE3026629EC1A.png" xlink:type="simple" xlink:show="embed" xlink:actuate="onLoad" loext:mime-type="image/png"/></draw:frame><draw:frame draw:style-name="fr1" draw:name="Bild9" text:anchor-type="paragraph" svg:x="7.925cm" svg:y="19.512cm" svg:width="8.493cm" svg:height="6.369cm" draw:z-index="8"><draw:image xlink:href="Pictures/1000000000000280000001E0209038E5376DCF2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Bild7" text:anchor-type="paragraph" svg:x="7.779cm" svg:y="5.491cm" svg:width="8.049cm" svg:height="6.036cm" draw:z-index="6"><draw:image xlink:href="Pictures/1000000000000280000001E0F4C8B4F4117F90E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Bild10" text:anchor-type="paragraph" svg:x="0.321cm" svg:y="-0.198cm" svg:width="8.486cm" svg:height="6.364cm" draw:z-index="9"><draw:image xlink:href="Pictures/1000000000000280000001E07D0D76D1361E55AC.png" xlink:type="simple" xlink:show="embed" xlink:actuate="onLoad" loext:mime-type="image/png"/></draw:frame><draw:frame draw:style-name="fr1" draw:name="Bild13" text:anchor-type="paragraph" svg:x="8.505cm" svg:y="-0.169cm" svg:width="8.447cm" svg:height="6.336cm" draw:z-index="10"><draw:image xlink:href="Pictures/1000000000000280000001E07E51979A6AF2649F.png" xlink:type="simple" xlink:show="embed" xlink:actuate="onLoad" loext:mime-type="image/png"/></draw:frame><draw:frame draw:style-name="fr1" draw:name="Bild15" text:anchor-type="paragraph" svg:x="9.035cm" svg:y="6.165cm" svg:width="8.565cm" svg:height="6.424cm" draw:z-index="12"><draw:image xlink:href="Pictures/1000000000000280000001E0F4792A8458CA0632.png" xlink:type="simple" xlink:show="embed" xlink:actuate="onLoad" loext:mime-type="image/png"/></draw:frame><draw:frame draw:style-name="fr1" draw:name="Bild14" text:anchor-type="paragraph" svg:x="0.603cm" svg:y="6.165cm" svg:width="8.433cm" svg:height="6.325cm" draw:z-index="11"><draw:image xlink:href="Pictures/1000000000000280000001E0D7A74B0C0C349CA4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Bild11" text:anchor-type="paragraph" svg:x="0.011cm" svg:y="0cm" svg:width="8.514cm" svg:height="6.385cm" draw:z-index="13"><draw:image xlink:href="Pictures/1000000000000280000001E03B8FCB8D339E7A32.png" xlink:type="simple" xlink:show="embed" xlink:actuate="onLoad" loext:mime-type="image/x-vclgraphic"/></draw:frame><draw:frame draw:style-name="fr1" draw:name="Bild12" text:anchor-type="paragraph" svg:x="8.774cm" svg:y="0cm" svg:width="8.514cm" svg:height="6.385cm" draw:z-index="14"><draw:image xlink:href="Pictures/1000000000000280000001E0D992D108ACEE2D66.png" xlink:type="simple" xlink:show="embed" xlink:actuate="onLoad" loext:mime-type="image/x-vclgraphic"/></draw:frame><draw:frame draw:style-name="fr1" draw:name="Bild16" text:anchor-type="paragraph" svg:x="0.034cm" svg:y="6.747cm" svg:width="8.558cm" svg:height="6.419cm" draw:z-index="15"><draw:image xlink:href="Pictures/1000000000000280000001E01FD32FE9F94757FD.png" xlink:type="simple" xlink:show="embed" xlink:actuate="onLoad" loext:mime-type="image/x-vclgraphic"/></draw:frame><draw:frame draw:style-name="fr1" draw:name="Bild17" text:anchor-type="paragraph" svg:x="8.59cm" svg:y="6.549cm" svg:width="8.514cm" svg:height="6.385cm" draw:z-index="16"><draw:image xlink:href="Pictures/1000000000000280000001E0BF896D5496279CA3.png" xlink:type="simple" xlink:show="embed" xlink:actuate="onLoad" loext:mime-type="image/x-vclgraphic"/></draw:frame><draw:frame draw:style-name="fr1" draw:name="Bild18" text:anchor-type="paragraph" svg:x="0.078cm" svg:y="13.164cm" svg:width="8.514cm" svg:height="6.385cm" draw:z-index="17"><draw:image xlink:href="Pictures/1000000000000280000001E07D379BC6FBED4F6E.png" xlink:type="simple" xlink:show="embed" xlink:actuate="onLoad" loext:mime-type="image/x-vclgraphic"/></draw:frame><draw:frame draw:style-name="fr1" draw:name="Bild19" text:anchor-type="paragraph" svg:x="8.59cm" svg:y="12.933cm" svg:width="8.514cm" svg:height="6.385cm" draw:z-index="18"><draw:image xlink:href="Pictures/1000000000000280000001E09FA50D129E6446EA.png" xlink:type="simple" xlink:show="embed" xlink:actuate="onLoad" loext:mime-type="image/x-vclgraphic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8:16:38.665292757</meta:creation-date>
    <dc:date>2020-03-19T13:20:14.597178248</dc:date>
    <meta:editing-duration>PT4H16M26S</meta:editing-duration>
    <meta:editing-cycles>2</meta:editing-cycles>
    <meta:generator>LibreOffice/6.0.7.3$Linux_X86_64 LibreOffice_project/00m0$Build-3</meta:generator>
    <meta:document-statistic meta:table-count="0" meta:image-count="19" meta:object-count="0" meta:page-count="4" meta:paragraph-count="0" meta:word-count="0" meta:character-count="0" meta:non-whitespace-character-count="0"/>
  </office:meta>
</office:document-meta>
</file>